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55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4">
      <style:table-cell-properties fo:border-bottom="none" fo:background-color="#b4c7dc" style:text-align-source="fix" style:repeat-content="fals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/>
      <style:paragraph-properties fo:text-align="center" fo:margin-left="0in"/>
    </style:style>
    <style:style style:name="ce3" style:family="table-cell" style:parent-style-name="Default" style:data-style-name="N4">
      <style:table-cell-properties fo:border-bottom="none" fo:background-color="#b4c7dc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</style:style>
    <style:style style:name="ce4" style:family="table-cell" style:parent-style-name="Default" style:data-style-name="N4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</style:style>
    <style:style style:name="ce5" style:family="table-cell" style:parent-style-name="Default" style:data-style-name="N2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</style:style>
    <style:style style:name="ce7" style:family="table-cell" style:parent-style-name="Default" style:data-style-name="N2">
      <style:table-cell-properties fo:border-bottom="0.74pt double #000000" style:border-line-width-bottom="0.0035in 0.0035in 0.0035in" fo:background-color="#ff0000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ffffff"/>
    </style:style>
    <style:style style:name="ce9" style:family="table-cell" style:parent-style-name="Default" style:data-style-name="N11">
      <style:table-cell-properties fo:background-color="#ffffff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1" style:family="table-cell" style:parent-style-name="Default" style:data-style-name="N130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2" style:family="table-cell" style:parent-style-name="Default" style:data-style-name="N4">
      <style:table-cell-properties fo:border-bottom="none" fo:background-color="#b4c7dc" style:text-align-source="fix" style:repeat-content="false" fo:border-left="0.74pt double #000000" style:border-line-width-left="0.0035in 0.0035in 0.0035in" fo:border-right="0.74pt double #000000" style:border-line-width-right="0.0035in 0.0035in 0.0035in" fo:border-top="0.74pt double #000000" style:border-line-width-top="0.0035in 0.0035in 0.0035in"/>
      <style:paragraph-properties fo:text-align="end" fo:margin-left="0in"/>
    </style:style>
    <style:style style:name="ce13" style:family="table-cell" style:parent-style-name="Default" style:data-style-name="N4">
      <style:table-cell-properties fo:border-bottom="none" fo:background-color="#b4c7dc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</style:style>
    <style:style style:name="ce14" style:family="table-cell" style:parent-style-name="Default" style:data-style-name="N4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</style:style>
    <style:style style:name="ce15" style:family="table-cell" style:parent-style-name="Default" style:data-style-name="N2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afd095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</style:style>
    <style:style style:name="ce17" style:family="table-cell" style:parent-style-name="Default" style:data-style-name="N2">
      <style:table-cell-properties fo:border-bottom="0.74pt double #000000" style:border-line-width-bottom="0.0035in 0.0035in 0.0035in" fo:background-color="#ff0000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">
      <style:table-cell-properties fo:border-bottom="0.74pt double #000000" style:border-line-width-bottom="0.0035in 0.0035in 0.0035in" fo:background-color="#ff0000" style:text-align-source="fix" style:repeat-content="false" fo:border-left="0.74pt double #000000" style:border-line-width-left="0.0035in 0.0035in 0.0035in" fo:border-right="0.74pt double #000000" style:border-line-width-right="0.0035in 0.0035in 0.0035in" fo:border-top="none"/>
      <style:paragraph-properties fo:text-align="end" fo:margin-left="0in"/>
    </style:style>
    <style:style style:name="ce19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/>
    </style:style>
    <style:style style:name="ce20" style:family="table-cell" style:parent-style-name="Default" style:data-style-name="N130">
      <style:table-cell-properties fo:background-color="#3465a4" style:text-align-source="fix" style:repeat-content="fals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example 21.5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S0</text:p>
          </table:table-cell>
          <table:table-cell table:style-name="ce8" office:value-type="float" office:value="52" calcext:value-type="float">
            <text:p>52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table:style-name="ce8" office:value-type="float" office:value="50" calcext:value-type="float">
            <text:p>5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t</text:p>
          </table:table-cell>
          <table:table-cell table:formula="of:=1/12" office:value-type="float" office:value="0.0833333333333333" calcext:value-type="float">
            <text:p>0.0833333333333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ma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06" calcext:value-type="float">
            <text:p>2.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-divident date</text:p>
          </table:table-cell>
          <table:table-cell table:formula="of:=3.5/12" office:value-type="float" office:value="0.291666666666667" calcext:value-type="float">
            <text:p>0.291666666666667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NPV(D)</text:p>
          </table:table-cell>
          <table:table-cell table:formula="of:=[.B6]*EXP(-[.B4]*[.B7])" office:value-type="float" office:value="2.00078442494017" calcext:value-type="float">
            <text:p>2.0007844249401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f</text:p>
          </table:table-cell>
          <table:table-cell table:formula="of:=EXP(-[.B4]*[.B3])" office:value-type="float" office:value="0.991701292638876" calcext:value-type="float">
            <text:p>0.99170129263887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</text:p>
          </table:table-cell>
          <table:table-cell table:formula="of:=EXP([.B5]*SQRT([.B3]))" office:value-type="float" office:value="1.12240090244567" calcext:value-type="float">
            <text:p>1.122400902445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table:formula="of:=1/[.B11]" office:value-type="float" office:value="0.890947252288411" calcext:value-type="float">
            <text:p>0.8909472522884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table:formula="of:=(EXP([.B4]*[.B3])-[.B12])/([.B11]-[.B12])" office:value-type="float" office:value="0.507319283317662" calcext:value-type="float">
            <text:p>0.50731928331766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" table:formula="of:=[.C15]*[.$B$3]" office:value-type="float" office:value="0" calcext:value-type="float">
            <text:p>0.0000</text:p>
          </table:table-cell>
          <table:table-cell table:style-name="ce11" table:formula="of:=[.D15]*[.$B$3]" office:value-type="float" office:value="0.0833333333333333" calcext:value-type="float">
            <text:p>0.0833</text:p>
          </table:table-cell>
          <table:table-cell table:style-name="ce11" table:formula="of:=[.E15]*[.$B$3]" office:value-type="float" office:value="0.166666666666667" calcext:value-type="float">
            <text:p>0.1667</text:p>
          </table:table-cell>
          <table:table-cell table:style-name="ce11" table:formula="of:=[.F15]*[.$B$3]" office:value-type="float" office:value="0.25" calcext:value-type="float">
            <text:p>0.2500</text:p>
          </table:table-cell>
          <table:table-cell table:style-name="ce20" table:formula="of:=[.G15]*[.$B$3]" office:value-type="float" office:value="0.333333333333333" calcext:value-type="float">
            <text:p>0.3333</text:p>
          </table:table-cell>
          <table:table-cell table:style-name="ce20" table:formula="of:=[.H15]*[.$B$3]" office:value-type="float" office:value="0.416666666666667" calcext:value-type="float">
            <text:p>0.4167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7"/>
          <table:table-cell table:style-name="ce12" table:formula="of:=[.G25]*[.B11]" office:value-type="float" office:value="89.0642113998446" calcext:value-type="float">
            <text:p>89.06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3" table:formula="of:=[.H18]+[.H19]" office:value-type="float" office:value="89.0642113998446" calcext:value-type="float">
            <text:p>89.06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4" table:formula="of:=MAX([.$B$2]-[.H20];0)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5"/>
          <table:table-cell table:number-columns-repeated="16376"/>
        </table:table-row>
        <table:table-row table:style-name="ro1">
          <table:table-cell table:number-columns-repeated="7"/>
          <table:table-cell table:style-name="ce16" table:formula="of:=IF(OR([.H21]=0;[.H21]&lt;[.H22]);&quot;-&quot;;&quot;excercised&quot;)" office:value-type="string" office:string-value="-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8" table:formula="of:=[.H21]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2" table:formula="of:=[.F32]*[.B11]" office:value-type="float" office:value="79.3515144239257" calcext:value-type="float">
            <text:p>79.3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" table:formula="of:=[.G25]+[.G26]" office:value-type="float" office:value="79.3515144239257" calcext:value-type="float">
            <text:p>79.35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4" table:formula="of:=MAX([.$B$2]-[.G27];0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5" table:formula="of:=[.$B$10]*([.$B$13]*[.H24]+(1-[.$B$13])*[.H38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" table:formula="of:=IF(OR([.G28]=0;[.G28]&lt;[.G29]);&quot;-&quot;;&quot;excercised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8" table:formula="of:=MAX([.G28];[.G29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2" table:formula="of:=[.E39]*[.B11]" office:value-type="float" office:value="70.6980137409208" calcext:value-type="float">
            <text:p>70.70</text:p>
          </table:table-cell>
          <table:table-cell/>
          <table:table-cell table:style-name="ce12" table:formula="of:=[.F32]" office:value-type="float" office:value="70.6980137409208" calcext:value-type="float">
            <text:p>70.7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" table:formula="of:=[.E40]/[.B10]" office:value-type="float" office:value="2.05143452380093" calcext:value-type="float">
            <text:p>2.05</text:p>
          </table:table-cell>
          <table:table-cell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" table:formula="of:=[.F32]+[.F33]" office:value-type="float" office:value="72.7494482647217" calcext:value-type="float">
            <text:p>72.75</text:p>
          </table:table-cell>
          <table:table-cell/>
          <table:table-cell table:style-name="ce13" table:formula="of:=[.H32]+[.H33]" office:value-type="float" office:value="70.6980137409208" calcext:value-type="float">
            <text:p>70.7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4" table:formula="of:=MAX([.$B$2]-[.F34];0)" office:value-type="float" office:value="0" calcext:value-type="float">
            <text:p>0.00</text:p>
          </table:table-cell>
          <table:table-cell/>
          <table:table-cell table:style-name="ce14" table:formula="of:=MAX([.$B$2]-[.H34];0)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" table:formula="of:=[.$B$10]*([.$B$13]*[.G31]+(1-[.$B$13])*[.G45])" office:value-type="float" office:value="0" calcext:value-type="float">
            <text:p>0.00</text:p>
          </table:table-cell>
          <table:table-cell/>
          <table:table-cell table:style-name="ce15"/>
          <table:table-cell table:number-columns-repeated="16376"/>
        </table:table-row>
        <table:table-row table:style-name="ro1">
          <table:table-cell table:number-columns-repeated="5"/>
          <table:table-cell table:style-name="ce16" table:formula="of:=IF([.F35]&gt;[.F36];1;0)" office:value-type="float" office:value="0" calcext:value-type="float">
            <text:p>0</text:p>
          </table:table-cell>
          <table:table-cell/>
          <table:table-cell table:style-name="ce16" table:formula="of:=IF(OR([.H35]=0;[.H35]&lt;[.H36]);&quot;-&quot;;&quot;excercised&quot;)" office:value-type="string" office:string-value="-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8" table:formula="of:=MAX([.F35];[.F36])" office:value-type="float" office:value="0" calcext:value-type="float">
            <text:p>0.00</text:p>
          </table:table-cell>
          <table:table-cell/>
          <table:table-cell table:style-name="ce18" table:formula="of:=[.H35]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" table:formula="of:=[.D46]*[.B11]" office:value-type="float" office:value="62.9882010847216" calcext:value-type="float">
            <text:p>62.99</text:p>
          </table:table-cell>
          <table:table-cell/>
          <table:table-cell table:style-name="ce12" table:formula="of:=[.E39]" office:value-type="float" office:value="62.9882010847216" calcext:value-type="float">
            <text:p>62.9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3" table:formula="of:=[.D47]/[.B10]" office:value-type="float" office:value="2.0344102690174" calcext:value-type="float">
            <text:p>2.03</text:p>
          </table:table-cell>
          <table:table-cell/>
          <table:table-cell table:style-name="ce13" table:formula="of:=[.G26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3" table:formula="of:=[.E39]+[.E40]" office:value-type="float" office:value="65.022611353739" calcext:value-type="float">
            <text:p>65.02</text:p>
          </table:table-cell>
          <table:table-cell/>
          <table:table-cell table:style-name="ce13" table:formula="of:=[.G39]+[.G40]" office:value-type="float" office:value="62.9882010847216" calcext:value-type="float">
            <text:p>62.9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" table:formula="of:=MAX([.$B$2]-[.E41];0)" office:value-type="float" office:value="0" calcext:value-type="float">
            <text:p>0.00</text:p>
          </table:table-cell>
          <table:table-cell/>
          <table:table-cell table:style-name="ce14" table:formula="of:=MAX([.$B$2]-[.G41];0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5" table:formula="of:=[.$B$10]*([.$B$13]*[.F38]+(1-[.$B$13])*[.F52])" office:value-type="float" office:value="0.636065162382298" calcext:value-type="float">
            <text:p>0.64</text:p>
          </table:table-cell>
          <table:table-cell/>
          <table:table-cell table:style-name="ce15" table:formula="of:=[.$B$10]*([.$B$13]*[.H38]+(1-[.$B$13])*[.H52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" table:formula="of:=IF(OR([.E42]=0;[.E42]&lt;[.E43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G42]=0;[.G42]&lt;[.G43]);&quot;-&quot;;&quot;excercised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8" table:formula="of:=MAX([.E42];[.E43])" office:value-type="float" office:value="0.636065162382298" calcext:value-type="float">
            <text:p>0.64</text:p>
          </table:table-cell>
          <table:table-cell/>
          <table:table-cell table:style-name="ce18" table:formula="of:=MAX([.G42];[.G43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2" table:formula="of:=[.C53]*[.B11]" office:value-type="float" office:value="56.1191646830226" calcext:value-type="float">
            <text:p>56.12</text:p>
          </table:table-cell>
          <table:table-cell/>
          <table:table-cell table:style-name="ce12" table:formula="of:=[.D46]" office:value-type="float" office:value="56.1191646830226" calcext:value-type="float">
            <text:p>56.12</text:p>
          </table:table-cell>
          <table:table-cell/>
          <table:table-cell table:style-name="ce12" table:formula="of:=[.F46]" office:value-type="float" office:value="56.1191646830226" calcext:value-type="float">
            <text:p>56.1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3" table:formula="of:=[.C54]/[.B10]" office:value-type="float" office:value="2.01752729354235" calcext:value-type="float">
            <text:p>2.02</text:p>
          </table:table-cell>
          <table:table-cell/>
          <table:table-cell table:style-name="ce13" table:formula="of:=[.F33]" office:value-type="float" office:value="2.05143452380093" calcext:value-type="float">
            <text:p>2.05</text:p>
          </table:table-cell>
          <table:table-cell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3" table:formula="of:=[.D46]+[.D47]" office:value-type="float" office:value="58.136691976565" calcext:value-type="float">
            <text:p>58.14</text:p>
          </table:table-cell>
          <table:table-cell/>
          <table:table-cell table:style-name="ce13" table:formula="of:=[.F46]+[.F47]" office:value-type="float" office:value="58.1705992068236" calcext:value-type="float">
            <text:p>58.17</text:p>
          </table:table-cell>
          <table:table-cell/>
          <table:table-cell table:style-name="ce13" table:formula="of:=[.H46]+[.H47]" office:value-type="float" office:value="56.1191646830226" calcext:value-type="float">
            <text:p>56.1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4" table:formula="of:=MAX([.$B$2]-[.D48];0)" office:value-type="float" office:value="0" calcext:value-type="float">
            <text:p>0.00</text:p>
          </table:table-cell>
          <table:table-cell/>
          <table:table-cell table:style-name="ce14" table:formula="of:=MAX([.$B$2]-[.F48];0)" office:value-type="float" office:value="0" calcext:value-type="float">
            <text:p>0.00</text:p>
          </table:table-cell>
          <table:table-cell/>
          <table:table-cell table:style-name="ce14" table:formula="of:=MAX([.$B$2]-[.H48];0)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 table:formula="of:=[.$B$10]*([.$B$13]*[.E45]+(1-[.$B$13])*[.E59])" office:value-type="float" office:value="2.1627148391912" calcext:value-type="float">
            <text:p>2.16</text:p>
          </table:table-cell>
          <table:table-cell/>
          <table:table-cell table:style-name="ce15" table:formula="of:=[.$B$10]*([.$B$13]*[.G45]+(1-[.$B$13])*[.G59])" office:value-type="float" office:value="1.30183266922645" calcext:value-type="float">
            <text:p>1.30</text:p>
          </table:table-cell>
          <table:table-cell/>
          <table:table-cell table:style-name="ce15"/>
          <table:table-cell table:number-columns-repeated="16376"/>
        </table:table-row>
        <table:table-row table:style-name="ro1">
          <table:table-cell table:number-columns-repeated="3"/>
          <table:table-cell table:style-name="ce16" table:formula="of:=IF(OR([.D49]=0;[.D49]&lt;[.D50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F49]=0;[.F49]&lt;[.F50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H49]=0;[.H49]&lt;[.H50]);&quot;-&quot;;&quot;excercised&quot;)" office:value-type="string" office:string-value="-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8" table:formula="of:=MAX([.D49];[.D50])" office:value-type="float" office:value="2.1627148391912" calcext:value-type="float">
            <text:p>2.16</text:p>
          </table:table-cell>
          <table:table-cell/>
          <table:table-cell table:style-name="ce18" table:formula="of:=MAX([.F49];[.F50])" office:value-type="float" office:value="1.30183266922645" calcext:value-type="float">
            <text:p>1.30</text:p>
          </table:table-cell>
          <table:table-cell/>
          <table:table-cell table:style-name="ce18" table:formula="of:=[.H49]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stock price*</text:p>
          </table:table-cell>
          <table:table-cell/>
          <table:table-cell table:style-name="ce12" table:formula="of:=([.B1]-[.B8])" office:value-type="float" office:value="49.9992155750598" calcext:value-type="float">
            <text:p>50.00</text:p>
          </table:table-cell>
          <table:table-cell/>
          <table:table-cell table:style-name="ce12" table:formula="of:=[.D46]*[.B12]" office:value-type="float" office:value="49.9992155750598" calcext:value-type="float">
            <text:p>50.00</text:p>
          </table:table-cell>
          <table:table-cell/>
          <table:table-cell table:style-name="ce12" table:formula="of:=[.E53]" office:value-type="float" office:value="49.9992155750598" calcext:value-type="float">
            <text:p>50.0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dividend</text:p>
          </table:table-cell>
          <table:table-cell/>
          <table:table-cell table:style-name="ce13" table:formula="of:=[.B8]" office:value-type="float" office:value="2.00078442494017" calcext:value-type="float">
            <text:p>2.00</text:p>
          </table:table-cell>
          <table:table-cell/>
          <table:table-cell table:style-name="ce13" table:formula="of:=[.E40]" office:value-type="float" office:value="2.0344102690174" calcext:value-type="float">
            <text:p>2.03</text:p>
          </table:table-cell>
          <table:table-cell/>
          <table:table-cell table:style-name="ce13" table:formula="of:=[.G40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tock price</text:p>
          </table:table-cell>
          <table:table-cell/>
          <table:table-cell table:style-name="ce13" table:formula="of:=[.C53]+[.C54]" office:value-type="float" office:value="52" calcext:value-type="float">
            <text:p>52.00</text:p>
          </table:table-cell>
          <table:table-cell/>
          <table:table-cell table:style-name="ce13" table:formula="of:=[.E53]+[.E54]" office:value-type="float" office:value="52.0336258440772" calcext:value-type="float">
            <text:p>52.03</text:p>
          </table:table-cell>
          <table:table-cell/>
          <table:table-cell table:style-name="ce13" table:formula="of:=[.G53]+[.G54]" office:value-type="float" office:value="49.9992155750598" calcext:value-type="float">
            <text:p>50.0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ntrinsic value</text:p>
          </table:table-cell>
          <table:table-cell/>
          <table:table-cell table:style-name="ce14" table:formula="of:=MAX([.$B$2]-[.C55];0)" office:value-type="float" office:value="0" calcext:value-type="float">
            <text:p>0.00</text:p>
          </table:table-cell>
          <table:table-cell/>
          <table:table-cell table:style-name="ce14" table:formula="of:=MAX([.$B$2]-[.E55];0)" office:value-type="float" office:value="0" calcext:value-type="float">
            <text:p>0.00</text:p>
          </table:table-cell>
          <table:table-cell/>
          <table:table-cell table:style-name="ce14" table:formula="of:=MAX([.$B$2]-[.G55];0)" office:value-type="float" office:value="0.000784424940164286" calcext:value-type="float">
            <text:p>0.00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p*f + (1-p)*f</text:p>
          </table:table-cell>
          <table:table-cell/>
          <table:table-cell table:style-name="ce15" table:formula="of:=[.$B$10]*([.$B$13]*[.D52]+(1-[.$B$13])*[.D66])" office:value-type="float" office:value="4.44035950769345" calcext:value-type="float">
            <text:p>4.44</text:p>
          </table:table-cell>
          <table:table-cell/>
          <table:table-cell table:style-name="ce15" table:formula="of:=[.$B$10]*([.$B$13]*[.F52]+(1-[.$B$13])*[.F66])" office:value-type="float" office:value="3.77145802729232" calcext:value-type="float">
            <text:p>3.77</text:p>
          </table:table-cell>
          <table:table-cell/>
          <table:table-cell table:style-name="ce15" table:formula="of:=[.$B$10]*([.$B$13]*[.H52]+(1-[.$B$13])*[.H66])" office:value-type="float" office:value="2.66445703820301" calcext:value-type="float">
            <text:p>2.66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excercised</text:p>
          </table:table-cell>
          <table:table-cell/>
          <table:table-cell table:style-name="ce16" table:formula="of:=IF(OR([.C56]=0;[.C56]&lt;[.C57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E56]=0;[.E56]&lt;[.E57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G56]=0;[.G56]&lt;[.G57]);&quot;-&quot;;&quot;excercised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3">
          <table:table-cell table:style-name="ce7" office:value-type="string" calcext:value-type="string">
            <text:p>option value</text:p>
          </table:table-cell>
          <table:table-cell/>
          <table:table-cell table:style-name="ce17" table:formula="of:=MAX([.C56];[.C57])" office:value-type="float" office:value="4.44035950769345" calcext:value-type="float">
            <text:p>4.44</text:p>
          </table:table-cell>
          <table:table-cell/>
          <table:table-cell table:style-name="ce18" table:formula="of:=MAX([.E56];[.E57])" office:value-type="float" office:value="3.77145802729232" calcext:value-type="float">
            <text:p>3.77</text:p>
          </table:table-cell>
          <table:table-cell/>
          <table:table-cell table:style-name="ce18" table:formula="of:=MAX([.G56];[.G57])" office:value-type="float" office:value="2.66445703820301" calcext:value-type="float">
            <text:p>2.66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2" table:formula="of:=[.C53]*[.B12]" office:value-type="float" office:value="44.5466637331755" calcext:value-type="float">
            <text:p>44.55</text:p>
          </table:table-cell>
          <table:table-cell/>
          <table:table-cell table:style-name="ce12" table:formula="of:=[.D60]" office:value-type="float" office:value="44.5466637331755" calcext:value-type="float">
            <text:p>44.55</text:p>
          </table:table-cell>
          <table:table-cell/>
          <table:table-cell table:style-name="ce12" table:formula="of:=[.F60]" office:value-type="float" office:value="44.5466637331755" calcext:value-type="float">
            <text:p>44.5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3" table:formula="of:=[.D47]" office:value-type="float" office:value="2.01752729354235" calcext:value-type="float">
            <text:p>2.02</text:p>
          </table:table-cell>
          <table:table-cell/>
          <table:table-cell table:style-name="ce13" table:formula="of:=[.F47]" office:value-type="float" office:value="2.05143452380093" calcext:value-type="float">
            <text:p>2.05</text:p>
          </table:table-cell>
          <table:table-cell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3" table:formula="of:=[.D60]+[.D61]" office:value-type="float" office:value="46.5641910267178" calcext:value-type="float">
            <text:p>46.56</text:p>
          </table:table-cell>
          <table:table-cell/>
          <table:table-cell table:style-name="ce13" table:formula="of:=[.F60]+[.F61]" office:value-type="float" office:value="46.5980982569764" calcext:value-type="float">
            <text:p>46.60</text:p>
          </table:table-cell>
          <table:table-cell/>
          <table:table-cell table:style-name="ce13" table:formula="of:=[.H60]+[.H61]" office:value-type="float" office:value="44.5466637331755" calcext:value-type="float">
            <text:p>44.5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4" table:formula="of:=MAX([.$B$2]-[.D62];0)" office:value-type="float" office:value="3.43580897328218" calcext:value-type="float">
            <text:p>3.44</text:p>
          </table:table-cell>
          <table:table-cell/>
          <table:table-cell table:style-name="ce14" table:formula="of:=MAX([.$B$2]-[.F62];0)" office:value-type="float" office:value="3.40190174302361" calcext:value-type="float">
            <text:p>3.40</text:p>
          </table:table-cell>
          <table:table-cell/>
          <table:table-cell table:style-name="ce14" table:formula="of:=MAX([.$B$2]-[.H62];0)" office:value-type="float" office:value="5.45333626682454" calcext:value-type="float">
            <text:p>5.4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 table:formula="of:=[.$B$10]*([.$B$13]*[.E59]+(1-[.$B$13])*[.E73])" office:value-type="float" office:value="6.86109696444678" calcext:value-type="float">
            <text:p>6.86</text:p>
          </table:table-cell>
          <table:table-cell/>
          <table:table-cell table:style-name="ce15" table:formula="of:=[.$B$10]*([.$B$13]*[.G59]+(1-[.$B$13])*[.G73])" office:value-type="float" office:value="6.37851906711305" calcext:value-type="float">
            <text:p>6.38</text:p>
          </table:table-cell>
          <table:table-cell/>
          <table:table-cell table:style-name="ce15"/>
          <table:table-cell table:number-columns-repeated="16376"/>
        </table:table-row>
        <table:table-row table:style-name="ro1">
          <table:table-cell table:number-columns-repeated="3"/>
          <table:table-cell table:style-name="ce16" table:formula="of:=IF(OR([.D63]=0;[.D63]&lt;[.D64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F63]=0;[.F63]&lt;[.F64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H63]=0;[.H63]&lt;[.H64]);&quot;-&quot;;&quot;excercised&quot;)" office:value-type="string" office:string-value="excercised" calcext:value-type="string">
            <text:p>excercised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8" table:formula="of:=MAX([.D63];[.D64])" office:value-type="float" office:value="6.86109696444678" calcext:value-type="float">
            <text:p>6.86</text:p>
          </table:table-cell>
          <table:table-cell/>
          <table:table-cell table:style-name="ce18" table:formula="of:=MAX([.F63];[.F64])" office:value-type="float" office:value="6.37851906711305" calcext:value-type="float">
            <text:p>6.38</text:p>
          </table:table-cell>
          <table:table-cell/>
          <table:table-cell table:style-name="ce18" table:formula="of:=[.H63]" office:value-type="float" office:value="5.45333626682454" calcext:value-type="float">
            <text:p>5.45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" table:formula="of:=[.D60]*[.B12]" office:value-type="float" office:value="39.6887276516885" calcext:value-type="float">
            <text:p>39.69</text:p>
          </table:table-cell>
          <table:table-cell/>
          <table:table-cell table:style-name="ce12" table:formula="of:=[.E67]" office:value-type="float" office:value="39.6887276516885" calcext:value-type="float">
            <text:p>39.6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3" table:formula="of:=[.E54]" office:value-type="float" office:value="2.0344102690174" calcext:value-type="float">
            <text:p>2.03</text:p>
          </table:table-cell>
          <table:table-cell/>
          <table:table-cell table:style-name="ce13" table:formula="of:=[.G54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3" table:formula="of:=[.E67]+[.E68]" office:value-type="float" office:value="41.7231379207059" calcext:value-type="float">
            <text:p>41.72</text:p>
          </table:table-cell>
          <table:table-cell/>
          <table:table-cell table:style-name="ce13" table:formula="of:=[.G67]+[.G68]" office:value-type="float" office:value="39.6887276516885" calcext:value-type="float">
            <text:p>39.6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4" table:formula="of:=MAX([.$B$2]-[.E69];0)" office:value-type="float" office:value="8.27686207929413" calcext:value-type="float">
            <text:p>8.28</text:p>
          </table:table-cell>
          <table:table-cell/>
          <table:table-cell table:style-name="ce14" table:formula="of:=MAX([.$B$2]-[.G69];0)" office:value-type="float" office:value="10.3112723483115" calcext:value-type="float">
            <text:p>10.3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5" table:formula="of:=[.$B$10]*([.$B$13]*[.F66]+(1-[.$B$13])*[.F80])" office:value-type="float" office:value="10.1590708042951" calcext:value-type="float">
            <text:p>10.16</text:p>
          </table:table-cell>
          <table:table-cell/>
          <table:table-cell table:style-name="ce15" table:formula="of:=[.$B$10]*([.$B$13]*[.H66]+(1-[.$B$13])*[.H80])" office:value-type="float" office:value="9.89633698025532" calcext:value-type="float">
            <text:p>9.90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6" table:formula="of:=IF(OR([.E70]=0;[.E70]&lt;[.E71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G70]=0;[.G70]&lt;[.G71]);&quot;-&quot;;&quot;excercised&quot;)" office:value-type="string" office:string-value="excercised" calcext:value-type="string">
            <text:p>excercised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8" table:formula="of:=MAX([.E70];[.E71])" office:value-type="float" office:value="10.1590708042951" calcext:value-type="float">
            <text:p>10.16</text:p>
          </table:table-cell>
          <table:table-cell/>
          <table:table-cell table:style-name="ce18" table:formula="of:=MAX([.G70];[.G71])" office:value-type="float" office:value="10.3112723483115" calcext:value-type="float">
            <text:p>10.31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12" table:formula="of:=[.E67]*[.B12]" office:value-type="float" office:value="35.3605628480949" calcext:value-type="float">
            <text:p>35.36</text:p>
          </table:table-cell>
          <table:table-cell/>
          <table:table-cell table:style-name="ce12" table:formula="of:=[.F74]" office:value-type="float" office:value="35.3605628480949" calcext:value-type="float">
            <text:p>35.3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" table:formula="of:=[.F61]" office:value-type="float" office:value="2.05143452380093" calcext:value-type="float">
            <text:p>2.05</text:p>
          </table:table-cell>
          <table:table-cell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" table:formula="of:=[.F74]+[.F75]" office:value-type="float" office:value="37.4119973718958" calcext:value-type="float">
            <text:p>37.41</text:p>
          </table:table-cell>
          <table:table-cell/>
          <table:table-cell table:style-name="ce13" table:formula="of:=[.H74]+[.H75]" office:value-type="float" office:value="35.3605628480949" calcext:value-type="float">
            <text:p>35.36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4" table:formula="of:=MAX([.$B$2]-[.F76];0)" office:value-type="float" office:value="12.5880026281042" calcext:value-type="float">
            <text:p>12.59</text:p>
          </table:table-cell>
          <table:table-cell/>
          <table:table-cell table:style-name="ce14" table:formula="of:=MAX([.$B$2]-[.H76];0)" office:value-type="float" office:value="14.6394371519051" calcext:value-type="float">
            <text:p>14.64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5" table:formula="of:=[.$B$10]*([.$B$13]*[.G73]+(1-[.$B$13])*[.G87])" office:value-type="float" office:value="14.2245017838489" calcext:value-type="float">
            <text:p>14.22</text:p>
          </table:table-cell>
          <table:table-cell/>
          <table:table-cell table:style-name="ce15"/>
          <table:table-cell table:number-columns-repeated="16376"/>
        </table:table-row>
        <table:table-row table:style-name="ro1">
          <table:table-cell table:number-columns-repeated="5"/>
          <table:table-cell table:style-name="ce16" table:formula="of:=IF(OR([.F77]=0;[.F77]&lt;[.F78]);&quot;-&quot;;&quot;excercised&quot;)" office:value-type="string" office:string-value="-" calcext:value-type="string">
            <text:p>-</text:p>
          </table:table-cell>
          <table:table-cell/>
          <table:table-cell table:style-name="ce16" table:formula="of:=IF(OR([.H77]=0;[.H77]&lt;[.H78]);&quot;-&quot;;&quot;excercised&quot;)" office:value-type="string" office:string-value="excercised" calcext:value-type="string">
            <text:p>excercised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8" table:formula="of:=MAX([.F77];[.F78])" office:value-type="float" office:value="14.2245017838489" calcext:value-type="float">
            <text:p>14.22</text:p>
          </table:table-cell>
          <table:table-cell/>
          <table:table-cell table:style-name="ce18" table:formula="of:=[.H77]" office:value-type="float" office:value="14.6394371519051" calcext:value-type="float">
            <text:p>14.64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2" table:formula="of:=[.F74]*[.B12]" office:value-type="float" office:value="31.5043963088818" calcext:value-type="float">
            <text:p>31.5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3" table:formula="of:=[.G81]+[.G82]" office:value-type="float" office:value="31.5043963088818" calcext:value-type="float">
            <text:p>31.5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4" table:formula="of:=MAX([.$B$2]-[.G83];0)" office:value-type="float" office:value="18.4956036911182" calcext:value-type="float">
            <text:p>18.50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5" table:formula="of:=[.$B$10]*([.$B$13]*[.H80]+(1-[.$B$13])*[.H94])" office:value-type="float" office:value="18.080668323062" calcext:value-type="float">
            <text:p>18.08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" table:formula="of:=IF(OR([.G84]=0;[.G84]&lt;[.G85]);&quot;-&quot;;&quot;excercised&quot;)" office:value-type="string" office:string-value="excercised" calcext:value-type="string">
            <text:p>excercise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8" table:formula="of:=MAX([.G84];[.G85])" office:value-type="float" office:value="18.4956036911182" calcext:value-type="float">
            <text:p>18.50</text:p>
          </table:table-cell>
          <table:table-cell table:number-columns-repeated="16377"/>
        </table:table-row>
        <table:table-row table:style-name="ro1">
          <table:table-cell table:number-columns-repeated="7"/>
          <table:table-cell table:style-name="ce12" table:formula="of:=[.G81]*[.B12]" office:value-type="float" office:value="28.0687553264034" calcext:value-type="float">
            <text:p>28.07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3" office:value-type="float" office:value="0" calcext:value-type="float">
            <text:p>0.00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3" table:formula="of:=[.H88]+[.H89]" office:value-type="float" office:value="28.0687553264034" calcext:value-type="float">
            <text:p>28.07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4" table:formula="of:=MAX([.$B$2]-[.H90];0)" office:value-type="float" office:value="21.9312446735966" calcext:value-type="float">
            <text:p>21.93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5"/>
          <table:table-cell table:number-columns-repeated="16376"/>
        </table:table-row>
        <table:table-row table:style-name="ro1">
          <table:table-cell table:number-columns-repeated="7"/>
          <table:table-cell table:style-name="ce16" table:formula="of:=IF(OR([.H91]=0;[.H91]&lt;[.H92]);&quot;-&quot;;&quot;excercised&quot;)" office:value-type="string" office:string-value="excercised" calcext:value-type="string">
            <text:p>excercised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8" table:formula="of:=[.H91]" office:value-type="float" office:value="21.9312446735966" calcext:value-type="float">
            <text:p>21.93</text:p>
          </table:table-cell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20:20:34.665360318</meta:creation-date>
    <dc:date>2023-08-23T21:52:56.738880823</dc:date>
    <meta:editing-duration>PT1H32M18S</meta:editing-duration>
    <meta:editing-cycles>12</meta:editing-cycles>
    <meta:generator>LibreOffice/7.5.4.2$Linux_AARCH64 LibreOffice_project/50$Build-2</meta:generator>
    <meta:document-statistic meta:table-count="1" meta:cell-count="184" meta:object-count="0"/>
  </office:meta>
</office:document-meta>
</file>